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10136" officeooo:paragraph-rsid="00010136"/>
    </style:style>
    <style:style style:name="P2" style:family="paragraph" style:parent-style-name="Standard">
      <style:text-properties fo:language="fr" fo:country="FR" officeooo:rsid="0002adae" officeooo:paragraph-rsid="0002adae"/>
    </style:style>
    <style:style style:name="P3" style:family="paragraph" style:parent-style-name="Standard">
      <style:text-properties fo:language="fr" fo:country="FR" officeooo:rsid="00030637" officeooo:paragraph-rsid="00030637"/>
    </style:style>
    <style:style style:name="P4" style:family="paragraph" style:parent-style-name="Standard">
      <style:text-properties fo:language="fr" fo:country="FR" officeooo:rsid="00043a80" officeooo:paragraph-rsid="00043a80"/>
    </style:style>
    <style:style style:name="T1" style:family="text">
      <style:text-properties fo:language="fr" fo:country="F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9: <text:s/>Les traces mouvementé de la Terre </text:p>
      <text:p text:style-name="P1"/>
      <text:p text:style-name="P1"/>
      <text:p text:style-name="P2">Doc 5</text:p>
      <text:p text:style-name="P2">si chaîne de montagne des 2 coté alors même montagne</text:p>
      <text:p text:style-name="P2">entre 2 et 8 fois la Pangée</text:p>
      <text:p text:style-name="P2">cycle de Wilson quand les continent se rapproche et s’éloigne </text:p>
      <text:p text:style-name="P2"/>
      <text:p text:style-name="P3">Mettre I</text:p>
      <text:p text:style-name="P2"/>
      <text:p text:style-name="P2">Doc 10</text:p>
      <text:p text:style-name="P2"/>
      <text:p text:style-name="P2">Doc 11 </text:p>
      <text:p text:style-name="P2"/>
      <text:p text:style-name="P2">Doc 14 ;</text:p>
      <text:p text:style-name="P3">si on trouve une ofiolite ya des océan qui était la par le passée</text:p>
      <text:p text:style-name="P3"/>
      <text:p text:style-name="P3">Mettre II</text:p>
      <text:p text:style-name="P3"/>
      <text:p text:style-name="P3"/>
      <text:p text:style-name="P3">majorité des séismes dans les marges actives <text:s/></text:p>
      <text:p text:style-name="P3"/>
      <text:p text:style-name="P4">Mettre fin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5.2$Windows_X86_64 LibreOffice_project/dd0751754f11728f69b42ee2af66670068624673</meta:generator>
    <dc:date>2023-05-09T09:33:52.616000000</dc:date>
    <meta:editing-duration>PT44M19S</meta:editing-duration>
    <meta:editing-cycles>5</meta:editing-cycles>
    <meta:document-statistic meta:table-count="0" meta:image-count="0" meta:object-count="0" meta:page-count="1" meta:paragraph-count="13" meta:word-count="70" meta:character-count="345" meta:non-whitespace-character-count="281"/>
  </office:meta>
</office:document-meta>
</file>